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96A00008FBD000131793AB2B292BE375395.svm" manifest:media-type="image/x-svm"/>
  <manifest:file-entry manifest:full-path="Pictures/200006B300008FBD00013179BC95E9E881820911.svm" manifest:media-type="image/x-svm"/>
  <manifest:file-entry manifest:full-path="Pictures/10000001000003C50000080104EF73B9689607A5.png" manifest:media-type="image/png"/>
  <manifest:file-entry manifest:full-path="Pictures/2000083900008FBD0001317940A25350F940BD5C.svm" manifest:media-type="image/x-svm"/>
  <manifest:file-entry manifest:full-path="Pictures/10000001000003C5000008016A2B8A582EFD55C0.png" manifest:media-type="image/png"/>
  <manifest:file-entry manifest:full-path="Pictures/2000064F00008FBD000131794B9E18F052BC35BD.svm" manifest:media-type="image/x-svm"/>
  <manifest:file-entry manifest:full-path="Pictures/10000001000003C5000008019E7154EF06A715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Helvetica" fo:font-size="96pt" fo:font-weight="bold" style:font-size-asian="96pt" style:font-size-complex="96pt"/>
    </style:style>
    <style:style style:name="P3" style:family="paragraph">
      <loext:graphic-properties draw:fill="none" draw:fill-color="#ffffff"/>
      <style:paragraph-properties fo:text-align="center"/>
      <style:text-properties style:font-name="Helvetica" fo:font-size="96pt" fo:font-weight="bold" style:font-size-asian="96pt" style:font-size-complex="96pt"/>
    </style:style>
    <style:style style:name="T1" style:family="text">
      <style:text-properties style:font-name="Helvetica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9.52cm" svg:height="84cm" svg:x="0.48cm" svg:y="0cm">
          <draw:image xlink:href="Pictures/2000096A00008FBD000131793AB2B292BE375395.svm" xlink:type="simple" xlink:show="embed" xlink:actuate="onLoad" draw:mime-type="image/x-svm">
            <text:p/>
          </draw:image>
          <draw:image xlink:href="Pictures/2000096A00008FBD000131793AB2B292BE375395.svm" xlink:type="simple" xlink:show="embed" xlink:actuate="onLoad" draw:mime-type="image/x-svm"/>
        </draw:frame>
        <draw:frame draw:style-name="gr1" draw:text-style-name="P1" draw:layer="layout" svg:width="39.52cm" svg:height="84cm" svg:x="40.48cm" svg:y="0cm">
          <draw:image xlink:href="Pictures/200006B300008FBD00013179BC95E9E881820911.svm" xlink:type="simple" xlink:show="embed" xlink:actuate="onLoad" draw:mime-type="image/x-svm">
            <text:p/>
          </draw:image>
          <draw:image xlink:href="Pictures/10000001000003C50000080104EF73B9689607A5.png" xlink:type="simple" xlink:show="embed" xlink:actuate="onLoad" draw:mime-type="image/png"/>
        </draw:frame>
        <draw:frame draw:style-name="gr1" draw:text-style-name="P1" draw:layer="layout" svg:width="39.52cm" svg:height="84cm" svg:x="80.48cm" svg:y="0cm">
          <draw:image xlink:href="Pictures/2000064F00008FBD000131794B9E18F052BC35BD.svm" xlink:type="simple" xlink:show="embed" xlink:actuate="onLoad" draw:mime-type="image/x-svm">
            <text:p/>
          </draw:image>
          <draw:image xlink:href="Pictures/10000001000003C5000008016A2B8A582EFD55C0.png" xlink:type="simple" xlink:show="embed" xlink:actuate="onLoad" draw:mime-type="image/png"/>
        </draw:frame>
        <draw:frame draw:style-name="gr1" draw:text-style-name="P1" draw:layer="layout" svg:width="39.51cm" svg:height="84cm" svg:x="120cm" svg:y="0cm">
          <draw:image xlink:href="Pictures/2000083900008FBD0001317940A25350F940BD5C.svm" xlink:type="simple" xlink:show="embed" xlink:actuate="onLoad" draw:mime-type="image/x-svm">
            <text:p/>
          </draw:image>
          <draw:image xlink:href="Pictures/10000001000003C5000008019E7154EF06A715F3.png" xlink:type="simple" xlink:show="embed" xlink:actuate="onLoad" draw:mime-type="image/png"/>
        </draw:frame>
        <draw:frame draw:style-name="gr2" draw:text-style-name="P3" draw:layer="layout" svg:width="23.75cm" svg:height="4.25cm" svg:x="8.25cm" svg:y="83.5cm">
          <draw:text-box>
            <text:p text:style-name="P2"><text:span text:style-name="T1">TOP</text:span></text:p>
          </draw:text-box>
        </draw:frame>
        <draw:frame draw:style-name="gr2" draw:text-style-name="P3" draw:layer="layout" svg:width="23.75cm" svg:height="4.25cm" svg:x="47.75cm" svg:y="83.75cm">
          <draw:text-box>
            <text:p text:style-name="P2"><text:span text:style-name="T1">LAYER 1</text:span></text:p>
          </draw:text-box>
        </draw:frame>
        <draw:frame draw:style-name="gr2" draw:text-style-name="P3" draw:layer="layout" svg:width="23.75cm" svg:height="4.25cm" svg:x="88cm" svg:y="83.5cm">
          <draw:text-box>
            <text:p text:style-name="P2"><text:span text:style-name="T1">LAYER 2</text:span></text:p>
          </draw:text-box>
        </draw:frame>
        <draw:frame draw:style-name="gr2" draw:text-style-name="P3" draw:layer="layout" svg:width="23.75cm" svg:height="4.25cm" svg:x="129.25cm" svg:y="83.5cm">
          <draw:text-box>
            <text:p text:style-name="P2"><text:span text:style-name="T1">BOTT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0cm" fo:page-height="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7T08:56:20.127000000</meta:creation-date>
    <dc:date>2023-08-17T09:08:56.588000000</dc:date>
    <meta:editing-duration>PT7M41S</meta:editing-duration>
    <meta:editing-cycles>1</meta:editing-cycles>
    <meta:document-statistic meta:object-count="8"/>
    <meta:generator>LibreOffice/7.4.7.2$Windows_X86_64 LibreOffice_project/723314e595e8007d3cf785c16538505a1c878ca5</meta:generator>
  </office:meta>
</office:document-meta>
</file>